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212d" officeooo:paragraph-rsid="00042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show tables;</text:p>
      <text:p text:style-name="P1">flight</text:p>
      <text:p text:style-name="P1">system.indexes</text:p>
      <text:p text:style-name="P1">&gt; show tables;</text:p>
      <text:p text:style-name="P1">flight</text:p>
      <text:p text:style-name="P1">system.indexes</text:p>
      <text:p text:style-name="P1">&gt; <text:s/>db.&lt;flight&gt;.find();</text:p>
      <text:p text:style-name="P1">2019-09-17T10:28:49.732+0530 E QUERY <text:s text:c="3"/>SyntaxError: Unexpected token &lt;</text:p>
      <text:p text:style-name="P1">&gt; db.flight.find();</text:p>
      <text:p text:style-name="P1">{ "_id" : ObjectId("5d77379e0908b1f06179ebbe"), "fno" : 1411, "company" : "jetairways", "mod" : "boeing211" }</text:p>
      <text:p text:style-name="P1">{ "_id" : ObjectId("5d77398f0908b1f06179ebbf"), "fno" : 2341, "company" : "indian", "mod" : "boeing767" }</text:p>
      <text:p text:style-name="P1">{ "_id" : ObjectId("5d7739b60908b1f06179ebc0"), "fno" : 3124, "company" : "etihad", "mod" : "boeing787" }</text:p>
      <text:p text:style-name="P1">{ "_id" : ObjectId("5d7739d00908b1f06179ebc1"), "fno" : 3122, "company" : "emirates", "mod" : "boeing888" }</text:p>
      <text:p text:style-name="P1">&gt;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0:47:16.050843865</meta:creation-date>
    <dc:date>2019-09-17T10:48:16.991617465</dc:date>
    <meta:editing-duration>P0D</meta:editing-duration>
    <meta:editing-cycles>1</meta:editing-cycles>
    <meta:document-statistic meta:table-count="0" meta:image-count="0" meta:object-count="0" meta:page-count="1" meta:paragraph-count="14" meta:word-count="78" meta:character-count="622" meta:non-whitespace-character-count="539"/>
    <meta:generator>LibreOffice/4.2.8.2$Linux_X86_64 LibreOffice_project/420$Build-2</meta:generator>
  </office:meta>
</office:document-meta>
</file>